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66b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0066b3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17.59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018945" officeooo:paragraph-rsid="00018945"/>
    </style:style>
    <style:style style:name="P2" style:family="paragraph" style:parent-style-name="Standard">
      <style:text-properties officeooo:rsid="00018945" officeooo:paragraph-rsid="00018945"/>
    </style:style>
    <style:style style:name="P3" style:family="paragraph" style:parent-style-name="Standard">
      <style:text-properties officeooo:rsid="00022f33" officeooo:paragraph-rsid="00022f33"/>
    </style:style>
    <style:style style:name="P4" style:family="paragraph" style:parent-style-name="Standard">
      <style:text-properties fo:font-weight="bold" officeooo:rsid="0003e47b" officeooo:paragraph-rsid="0003e47b" style:font-weight-asian="bold" style:font-weight-complex="bold"/>
    </style:style>
    <style:style style:name="P5" style:family="paragraph" style:parent-style-name="Standard">
      <style:text-properties fo:font-weight="bold" officeooo:rsid="00075db6" officeooo:paragraph-rsid="00075db6" style:font-weight-asian="bold" style:font-weight-complex="bold"/>
    </style:style>
    <style:style style:name="P6" style:family="paragraph" style:parent-style-name="Standard">
      <style:text-properties fo:font-weight="normal" officeooo:rsid="00018945" officeooo:paragraph-rsid="00018945" style:font-weight-asian="normal" style:font-weight-complex="normal"/>
    </style:style>
    <style:style style:name="P7" style:family="paragraph" style:parent-style-name="Standard">
      <style:text-properties fo:font-weight="normal" officeooo:rsid="00022f33" officeooo:paragraph-rsid="00022f33" style:font-weight-asian="normal" style:font-weight-complex="normal"/>
    </style:style>
    <style:style style:name="P8" style:family="paragraph" style:parent-style-name="Standard">
      <style:text-properties fo:font-style="normal" fo:font-weight="normal" officeooo:rsid="00022f33" officeooo:paragraph-rsid="00022f33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3e47b" officeooo:paragraph-rsid="0003e47b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075db6" officeooo:paragraph-rsid="00075db6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0afbb5" officeooo:paragraph-rsid="000afbb5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c55c9" officeooo:paragraph-rsid="000c55c9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0f9a4d" officeooo:paragraph-rsid="000e1a5c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027ba" officeooo:paragraph-rsid="001027ba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3d2f8" officeooo:paragraph-rsid="0013d2f8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48fef" officeooo:paragraph-rsid="00148fef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5287f" officeooo:paragraph-rsid="0015287f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61efb" officeooo:paragraph-rsid="00161efb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17c7de" officeooo:paragraph-rsid="0017c7de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a6017" officeooo:paragraph-rsid="001a6017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1b8d99" officeooo:paragraph-rsid="001b8d99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1ea37f" officeooo:paragraph-rsid="001ea37f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026aa" officeooo:paragraph-rsid="002026aa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1c295" officeooo:paragraph-rsid="0021c295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1cbc64" officeooo:paragraph-rsid="001cbc64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1cf49f" officeooo:paragraph-rsid="001cf49f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1cff2d" officeooo:paragraph-rsid="001cff2d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1eb593" officeooo:paragraph-rsid="001eb593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4d6b5" officeooo:paragraph-rsid="0024d6b5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20374" officeooo:paragraph-rsid="00220374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2a61e7" officeooo:paragraph-rsid="002a61e7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2bcf04" officeooo:paragraph-rsid="002bcf04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2cb20f" officeooo:paragraph-rsid="002cb20f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2d94aa" officeooo:paragraph-rsid="002d94aa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2dcd3c" officeooo:paragraph-rsid="002dcd3c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2f7b81" officeooo:paragraph-rsid="002f7b81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bold" officeooo:rsid="0003e47b" officeooo:paragraph-rsid="0003e47b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font-style="normal" fo:font-weight="bold" officeooo:rsid="000c55c9" officeooo:paragraph-rsid="000c55c9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font-style="normal" fo:font-weight="bold" officeooo:rsid="000e1a5c" officeooo:paragraph-rsid="000e1a5c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font-style="normal" fo:font-weight="bold" officeooo:rsid="001027ba" officeooo:paragraph-rsid="001027ba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font-style="normal" fo:font-weight="bold" officeooo:rsid="0013dfc9" officeooo:paragraph-rsid="0013dfc9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font-style="normal" fo:font-weight="bold" officeooo:rsid="0017c7de" officeooo:paragraph-rsid="0017c7de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font-style="normal" fo:font-weight="bold" officeooo:rsid="001a6017" officeooo:paragraph-rsid="001a6017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font-style="normal" fo:font-weight="bold" officeooo:rsid="001cbc64" officeooo:paragraph-rsid="001cbc64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font-style="normal" fo:font-weight="bold" officeooo:rsid="001cf49f" officeooo:paragraph-rsid="001cf49f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font-style="normal" fo:font-weight="bold" officeooo:rsid="001cff2d" officeooo:paragraph-rsid="001cff2d" style:font-style-asian="normal" style:font-weight-asian="bold" style:font-style-complex="normal" style:font-weight-complex="bold"/>
    </style:style>
    <style:style style:name="P47" style:family="paragraph" style:parent-style-name="Standard">
      <style:text-properties fo:font-style="normal" fo:font-weight="bold" officeooo:rsid="001ea37f" officeooo:paragraph-rsid="001ea37f" style:font-style-asian="normal" style:font-weight-asian="bold" style:font-style-complex="normal" style:font-weight-complex="bold"/>
    </style:style>
    <style:style style:name="P48" style:family="paragraph" style:parent-style-name="Standard">
      <style:text-properties fo:font-style="normal" fo:font-weight="bold" officeooo:rsid="001eb593" officeooo:paragraph-rsid="001eb593" style:font-style-asian="normal" style:font-weight-asian="bold" style:font-style-complex="normal" style:font-weight-complex="bold"/>
    </style:style>
    <style:style style:name="P49" style:family="paragraph" style:parent-style-name="Standard">
      <style:text-properties fo:font-style="normal" fo:font-weight="bold" officeooo:rsid="002026aa" officeooo:paragraph-rsid="002026aa" style:font-style-asian="normal" style:font-weight-asian="bold" style:font-style-complex="normal" style:font-weight-complex="bold"/>
    </style:style>
    <style:style style:name="P50" style:family="paragraph" style:parent-style-name="Standard">
      <style:text-properties fo:font-style="normal" fo:font-weight="bold" officeooo:rsid="00220374" officeooo:paragraph-rsid="00220374" style:font-style-asian="normal" style:font-weight-asian="bold" style:font-style-complex="normal" style:font-weight-complex="bold"/>
    </style:style>
    <style:style style:name="P51" style:family="paragraph" style:parent-style-name="Standard">
      <style:text-properties fo:font-style="normal" fo:font-weight="bold" officeooo:rsid="0024d6b5" officeooo:paragraph-rsid="0024d6b5" style:font-style-asian="normal" style:font-weight-asian="bold" style:font-style-complex="normal" style:font-weight-complex="bold"/>
    </style:style>
    <style:style style:name="P52" style:family="paragraph" style:parent-style-name="Standard">
      <style:text-properties fo:font-style="normal" fo:font-weight="bold" officeooo:rsid="002a61e7" officeooo:paragraph-rsid="002a61e7" style:font-style-asian="normal" style:font-weight-asian="bold" style:font-style-complex="normal" style:font-weight-complex="bold"/>
    </style:style>
    <style:style style:name="P53" style:family="paragraph" style:parent-style-name="Standard">
      <style:text-properties fo:font-style="normal" fo:font-weight="bold" officeooo:rsid="002dcd3c" officeooo:paragraph-rsid="002dcd3c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tyle="normal" fo:font-weight="bold" officeooo:rsid="002fd40e" officeooo:paragraph-rsid="002fd40e" style:font-style-asian="normal" style:font-weight-asian="bold" style:font-style-complex="normal" style:font-weight-complex="bold"/>
    </style:style>
    <style:style style:name="P55" style:family="paragraph" style:parent-style-name="Standard">
      <style:text-properties fo:font-style="italic" fo:font-weight="bold" officeooo:rsid="0015287f" officeooo:paragraph-rsid="0015287f" style:font-style-asian="italic" style:font-weight-asian="bold" style:font-style-complex="italic" style:font-weight-complex="bold"/>
    </style:style>
    <style:style style:name="P56" style:family="paragraph" style:parent-style-name="Standard">
      <style:text-properties fo:font-style="italic" fo:font-weight="bold" officeooo:rsid="00161efb" officeooo:paragraph-rsid="00161efb" style:font-style-asian="italic" style:font-weight-asian="bold" style:font-style-complex="italic" style:font-weight-complex="bold"/>
    </style:style>
    <style:style style:name="P57" style:family="paragraph" style:parent-style-name="Standard">
      <style:paragraph-properties fo:text-align="center" style:justify-single-word="false"/>
      <style:text-properties fo:color="#0000ff" fo:font-size="18pt" fo:font-style="normal" fo:font-weight="bold" officeooo:rsid="00253f74" officeooo:paragraph-rsid="00253f74" style:font-size-asian="15.75pt" style:font-style-asian="normal" style:font-weight-asian="bold" style:font-size-complex="18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1096" officeooo:paragraph-rsid="001910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91096" officeooo:paragraph-rsid="001910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officeooo:rsid="0028d185" officeooo:paragraph-rsid="0028d185"/>
    </style:style>
    <style:style style:name="P61" style:family="paragraph" style:parent-style-name="Table_20_Contents">
      <style:paragraph-properties fo:text-align="start" style:justify-single-word="false"/>
      <style:text-properties officeooo:rsid="0028d185" officeooo:paragraph-rsid="0028d185"/>
    </style:style>
    <style:style style:name="P62" style:family="paragraph" style:parent-style-name="Standard" style:list-style-name="L1">
      <style:text-properties fo:font-weight="normal" officeooo:rsid="00018945" officeooo:paragraph-rsid="00018945" style:font-weight-asian="normal" style:font-weight-complex="normal"/>
    </style:style>
    <style:style style:name="P63" style:family="paragraph" style:parent-style-name="Standard" style:list-style-name="L2">
      <style:text-properties fo:font-weight="normal" officeooo:rsid="00022f33" officeooo:paragraph-rsid="00022f33" style:font-weight-asian="normal" style:font-weight-complex="normal"/>
    </style:style>
    <style:style style:name="P64" style:family="paragraph" style:parent-style-name="Standard" style:list-style-name="L2">
      <style:text-properties officeooo:rsid="00022f33" officeooo:paragraph-rsid="00022f33"/>
    </style:style>
    <style:style style:name="P65" style:family="paragraph" style:parent-style-name="Standard" style:list-style-name="L2">
      <style:text-properties fo:font-style="normal" fo:font-weight="normal" officeooo:rsid="00022f33" officeooo:paragraph-rsid="00022f33" style:font-style-asian="normal" style:font-weight-asian="normal" style:font-style-complex="normal" style:font-weight-complex="normal"/>
    </style:style>
    <style:style style:name="P66" style:family="paragraph" style:parent-style-name="Standard" style:list-style-name="L4">
      <style:text-properties fo:font-style="normal" fo:font-weight="normal" officeooo:rsid="000c55c9" officeooo:paragraph-rsid="000c55c9" style:font-style-asian="normal" style:font-weight-asian="normal" style:font-style-complex="normal" style:font-weight-complex="normal"/>
    </style:style>
    <style:style style:name="P67" style:family="paragraph" style:parent-style-name="Standard" style:list-style-name="L5">
      <style:text-properties fo:font-style="normal" fo:font-weight="normal" officeooo:rsid="000c55c9" officeooo:paragraph-rsid="000c55c9" style:font-style-asian="normal" style:font-weight-asian="normal" style:font-style-complex="normal" style:font-weight-complex="normal"/>
    </style:style>
    <style:style style:name="P68" style:family="paragraph" style:parent-style-name="Standard" style:list-style-name="L6">
      <style:text-properties fo:font-style="normal" fo:font-weight="normal" officeooo:rsid="000e1a5c" officeooo:paragraph-rsid="000e1a5c" style:font-style-asian="normal" style:font-weight-asian="normal" style:font-style-complex="normal" style:font-weight-complex="normal"/>
    </style:style>
    <style:style style:name="P69" style:family="paragraph" style:parent-style-name="Standard" style:list-style-name="L7">
      <style:text-properties fo:font-style="normal" fo:font-weight="normal" officeooo:rsid="001027ba" officeooo:paragraph-rsid="001027ba" style:font-style-asian="normal" style:font-weight-asian="normal" style:font-style-complex="normal" style:font-weight-complex="normal"/>
    </style:style>
    <style:style style:name="P70" style:family="paragraph" style:parent-style-name="Standard" style:list-style-name="L8">
      <style:text-properties fo:font-style="normal" fo:font-weight="normal" officeooo:rsid="0011540d" officeooo:paragraph-rsid="0011540d" style:font-style-asian="normal" style:font-weight-asian="normal" style:font-style-complex="normal" style:font-weight-complex="normal"/>
    </style:style>
    <style:style style:name="P71" style:family="paragraph" style:parent-style-name="Standard" style:list-style-name="L8">
      <style:text-properties fo:font-style="normal" fo:font-weight="normal" officeooo:rsid="0011a20c" officeooo:paragraph-rsid="0011a20c" style:font-style-asian="normal" style:font-weight-asian="normal" style:font-style-complex="normal" style:font-weight-complex="normal"/>
    </style:style>
    <style:style style:name="P72" style:family="paragraph" style:parent-style-name="Standard" style:list-style-name="L8">
      <style:text-properties fo:font-style="normal" fo:font-weight="normal" officeooo:rsid="0013d2f8" officeooo:paragraph-rsid="0013d2f8" style:font-style-asian="normal" style:font-weight-asian="normal" style:font-style-complex="normal" style:font-weight-complex="normal"/>
    </style:style>
    <style:style style:name="P73" style:family="paragraph" style:parent-style-name="Standard" style:list-style-name="L9">
      <style:text-properties fo:font-style="normal" fo:font-weight="normal" officeooo:rsid="00148fef" officeooo:paragraph-rsid="00148fef" style:font-style-asian="normal" style:font-weight-asian="normal" style:font-style-complex="normal" style:font-weight-complex="normal"/>
    </style:style>
    <style:style style:name="P74" style:family="paragraph" style:parent-style-name="Standard" style:list-style-name="L10">
      <style:text-properties fo:font-style="normal" fo:font-weight="normal" officeooo:rsid="0015287f" officeooo:paragraph-rsid="0015287f" style:font-style-asian="normal" style:font-weight-asian="normal" style:font-style-complex="normal" style:font-weight-complex="normal"/>
    </style:style>
    <style:style style:name="P75" style:family="paragraph" style:parent-style-name="Standard" style:list-style-name="L11">
      <style:text-properties fo:font-style="normal" fo:font-weight="normal" officeooo:rsid="0015287f" officeooo:paragraph-rsid="0015287f" style:font-style-asian="normal" style:font-weight-asian="normal" style:font-style-complex="normal" style:font-weight-complex="normal"/>
    </style:style>
    <style:style style:name="P76" style:family="paragraph" style:parent-style-name="Standard" style:list-style-name="L12">
      <style:text-properties fo:font-style="normal" fo:font-weight="normal" officeooo:rsid="00161efb" officeooo:paragraph-rsid="00161efb" style:font-style-asian="normal" style:font-weight-asian="normal" style:font-style-complex="normal" style:font-weight-complex="normal"/>
    </style:style>
    <style:style style:name="P77" style:family="paragraph" style:parent-style-name="Standard" style:list-style-name="L14">
      <style:text-properties fo:font-style="normal" fo:font-weight="normal" officeooo:rsid="0017c7de" officeooo:paragraph-rsid="0017c7de" style:font-style-asian="normal" style:font-weight-asian="normal" style:font-style-complex="normal" style:font-weight-complex="normal"/>
    </style:style>
    <style:style style:name="P78" style:family="paragraph" style:parent-style-name="Standard" style:list-style-name="L15">
      <style:text-properties fo:font-style="normal" fo:font-weight="normal" officeooo:rsid="001a6017" officeooo:paragraph-rsid="001a6017" style:font-style-asian="normal" style:font-weight-asian="normal" style:font-style-complex="normal" style:font-weight-complex="normal"/>
    </style:style>
    <style:style style:name="P79" style:family="paragraph" style:parent-style-name="Standard" style:list-style-name="L16">
      <style:text-properties fo:font-style="normal" fo:font-weight="normal" officeooo:rsid="001b8d99" officeooo:paragraph-rsid="001b8d99" style:font-style-asian="normal" style:font-weight-asian="normal" style:font-style-complex="normal" style:font-weight-complex="normal"/>
    </style:style>
    <style:style style:name="P80" style:family="paragraph" style:parent-style-name="Standard" style:list-style-name="L17">
      <style:text-properties fo:font-style="normal" fo:font-weight="normal" officeooo:rsid="001ea37f" officeooo:paragraph-rsid="001ea37f" style:font-style-asian="normal" style:font-weight-asian="normal" style:font-style-complex="normal" style:font-weight-complex="normal"/>
    </style:style>
    <style:style style:name="P81" style:family="paragraph" style:parent-style-name="Standard" style:list-style-name="L18">
      <style:text-properties fo:font-style="normal" fo:font-weight="normal" officeooo:rsid="002026aa" officeooo:paragraph-rsid="002026aa" style:font-style-asian="normal" style:font-weight-asian="normal" style:font-style-complex="normal" style:font-weight-complex="normal"/>
    </style:style>
    <style:style style:name="P82" style:family="paragraph" style:parent-style-name="Standard" style:list-style-name="L19">
      <style:text-properties fo:font-style="normal" fo:font-weight="normal" officeooo:rsid="0021c295" officeooo:paragraph-rsid="0021c295" style:font-style-asian="normal" style:font-weight-asian="normal" style:font-style-complex="normal" style:font-weight-complex="normal"/>
    </style:style>
    <style:style style:name="P83" style:family="paragraph" style:parent-style-name="Standard" style:list-style-name="L20">
      <style:text-properties fo:font-style="normal" fo:font-weight="normal" officeooo:rsid="0024d6b5" officeooo:paragraph-rsid="0024d6b5" style:font-style-asian="normal" style:font-weight-asian="normal" style:font-style-complex="normal" style:font-weight-complex="normal"/>
    </style:style>
    <style:style style:name="P84" style:family="paragraph" style:parent-style-name="Standard" style:list-style-name="L21">
      <style:text-properties fo:font-style="normal" fo:font-weight="normal" officeooo:rsid="002a61e7" officeooo:paragraph-rsid="002a61e7" style:font-style-asian="normal" style:font-weight-asian="normal" style:font-style-complex="normal" style:font-weight-complex="normal"/>
    </style:style>
    <style:style style:name="P85" style:family="paragraph" style:parent-style-name="Standard" style:list-style-name="L22">
      <style:text-properties fo:font-style="normal" fo:font-weight="normal" officeooo:rsid="002dcd3c" officeooo:paragraph-rsid="002dcd3c" style:font-style-asian="normal" style:font-weight-asian="normal" style:font-style-complex="normal" style:font-weight-complex="normal"/>
    </style:style>
    <style:style style:name="P86" style:family="paragraph" style:parent-style-name="Standard" style:list-style-name="L23">
      <style:text-properties fo:font-style="normal" fo:font-weight="normal" officeooo:rsid="002dcd3c" officeooo:paragraph-rsid="002dcd3c" style:font-style-asian="normal" style:font-weight-asian="normal" style:font-style-complex="normal" style:font-weight-complex="normal"/>
    </style:style>
    <style:style style:name="P87" style:family="paragraph" style:parent-style-name="Standard" style:list-style-name="L24">
      <style:text-properties fo:font-style="normal" fo:font-weight="normal" officeooo:rsid="002f7b81" officeooo:paragraph-rsid="002f7b81" style:font-style-asian="normal" style:font-weight-asian="normal" style:font-style-complex="normal" style:font-weight-complex="normal"/>
    </style:style>
    <style:style style:name="P88" style:family="paragraph" style:parent-style-name="Standard" style:list-style-name="L4">
      <style:text-properties fo:font-style="normal" fo:font-weight="bold" officeooo:rsid="000c55c9" officeooo:paragraph-rsid="000c55c9" style:font-style-asian="normal" style:font-weight-asian="bold" style:font-style-complex="normal" style:font-weight-complex="bold"/>
    </style:style>
    <style:style style:name="P89" style:family="paragraph" style:parent-style-name="Standard" style:list-style-name="L5">
      <style:text-properties fo:font-style="normal" fo:font-weight="bold" officeooo:rsid="000c55c9" officeooo:paragraph-rsid="000c55c9" style:font-style-asian="normal" style:font-weight-asian="bold" style:font-style-complex="normal" style:font-weight-complex="bold"/>
    </style:style>
    <style:style style:name="P90" style:family="paragraph" style:parent-style-name="Standard" style:list-style-name="L6">
      <style:text-properties fo:font-style="normal" fo:font-weight="bold" officeooo:rsid="000e1a5c" officeooo:paragraph-rsid="000e1a5c" style:font-style-asian="normal" style:font-weight-asian="bold" style:font-style-complex="normal" style:font-weight-complex="bold"/>
    </style:style>
    <style:style style:name="P91" style:family="paragraph" style:parent-style-name="Standard" style:list-style-name="L8">
      <style:text-properties fo:font-style="normal" fo:font-weight="bold" officeooo:rsid="0011540d" officeooo:paragraph-rsid="0011540d" style:font-style-asian="normal" style:font-weight-asian="bold" style:font-style-complex="normal" style:font-weight-complex="bold"/>
    </style:style>
    <style:style style:name="P92" style:family="paragraph" style:parent-style-name="Standard" style:list-style-name="L8">
      <style:text-properties fo:font-style="normal" fo:font-weight="bold" officeooo:rsid="00126c9f" officeooo:paragraph-rsid="00126c9f" style:font-style-asian="normal" style:font-weight-asian="bold" style:font-style-complex="normal" style:font-weight-complex="bold"/>
    </style:style>
    <style:style style:name="P93" style:family="paragraph" style:parent-style-name="Standard" style:list-style-name="L9">
      <style:text-properties fo:font-style="normal" fo:font-weight="bold" officeooo:rsid="00148fef" officeooo:paragraph-rsid="00148fef" style:font-style-asian="normal" style:font-weight-asian="bold" style:font-style-complex="normal" style:font-weight-complex="bold"/>
    </style:style>
    <style:style style:name="P94" style:family="paragraph" style:parent-style-name="Standard" style:list-style-name="L13">
      <style:text-properties fo:font-style="normal" fo:font-weight="bold" officeooo:rsid="0017c7de" officeooo:paragraph-rsid="0017c7de" style:font-style-asian="normal" style:font-weight-asian="bold" style:font-style-complex="normal" style:font-weight-complex="bold"/>
    </style:style>
    <style:style style:name="P95" style:family="paragraph" style:parent-style-name="Standard">
      <style:text-properties fo:font-style="normal" fo:font-weight="bold" officeooo:rsid="002f7b81" officeooo:paragraph-rsid="002f7b81" style:font-style-asian="normal" style:font-weight-asian="bold" style:font-style-complex="normal" style:font-weight-complex="bold"/>
    </style:style>
    <style:style style:name="P96" style:family="paragraph" style:parent-style-name="Standard">
      <style:text-properties fo:font-style="normal" fo:font-weight="bold" officeooo:rsid="00331b70" officeooo:paragraph-rsid="00331b70" style:font-style-asian="normal" style:font-weight-asian="bold" style:font-style-complex="normal" style:font-weight-complex="bold"/>
    </style:style>
    <style:style style:name="P97" style:family="paragraph" style:parent-style-name="Standard" style:list-style-name="L25">
      <style:text-properties fo:font-style="normal" fo:font-weight="bold" officeooo:rsid="00331b70" officeooo:paragraph-rsid="00331b70" style:font-style-asian="normal" style:font-weight-asian="bold" style:font-style-complex="normal" style:font-weight-complex="bold"/>
    </style:style>
    <style:style style:name="P98" style:family="paragraph" style:parent-style-name="Standard">
      <style:text-properties fo:font-style="normal" fo:font-weight="bold" officeooo:rsid="00350cf5" officeooo:paragraph-rsid="00350cf5" style:font-style-asian="normal" style:font-weight-asian="bold" style:font-style-complex="normal" style:font-weight-complex="bold"/>
    </style:style>
    <style:style style:name="P99" style:family="paragraph" style:parent-style-name="Standard">
      <style:text-properties fo:font-style="normal" fo:font-weight="bold" officeooo:rsid="003515a6" officeooo:paragraph-rsid="003515a6" style:font-style-asian="normal" style:font-weight-asian="bold" style:font-style-complex="normal" style:font-weight-complex="bold"/>
    </style:style>
    <style:style style:name="P100" style:family="paragraph" style:parent-style-name="Standard">
      <style:text-properties fo:font-style="normal" fo:font-weight="bold" officeooo:rsid="0035ebd4" officeooo:paragraph-rsid="0035ebd4" style:font-style-asian="normal" style:font-weight-asian="bold" style:font-style-complex="normal" style:font-weight-complex="bold"/>
    </style:style>
    <style:style style:name="P101" style:family="paragraph" style:parent-style-name="Standard" style:list-style-name="L26">
      <style:text-properties fo:font-style="normal" style:text-underline-style="solid" style:text-underline-width="auto" style:text-underline-color="font-color" fo:font-weight="normal" officeooo:rsid="0035ebd4" officeooo:paragraph-rsid="0035ebd4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style:text-underline-style="solid" style:text-underline-width="auto" style:text-underline-color="font-color" fo:font-weight="normal" officeooo:rsid="0035ebd4" officeooo:paragraph-rsid="0035ebd4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style:text-underline-style="solid" style:text-underline-width="auto" style:text-underline-color="font-color" fo:font-weight="normal" officeooo:rsid="0037e8e1" officeooo:paragraph-rsid="0037e8e1" style:font-style-asian="normal" style:font-weight-asian="normal" style:font-style-complex="normal" style:font-weight-complex="normal"/>
    </style:style>
    <style:style style:name="P104" style:family="paragraph" style:parent-style-name="Standard" style:list-style-name="L28">
      <style:text-properties fo:font-style="normal" style:text-underline-style="none" fo:font-weight="normal" officeooo:rsid="0037e8e1" officeooo:paragraph-rsid="0037e8e1" style:font-style-asian="normal" style:font-weight-asian="normal" style:font-style-complex="normal" style:font-weight-complex="normal"/>
    </style:style>
    <style:style style:name="P105" style:family="paragraph" style:parent-style-name="Standard" style:list-style-name="L28">
      <style:text-properties fo:font-style="normal" style:text-underline-style="none" fo:font-weight="bold" officeooo:rsid="0037e8e1" officeooo:paragraph-rsid="0037e8e1" style:font-style-asian="normal" style:font-weight-asian="bold" style:font-style-complex="normal" style:font-weight-complex="bold"/>
    </style:style>
    <style:style style:name="P106" style:family="paragraph" style:parent-style-name="Standard" style:list-style-name="L3">
      <style:text-properties fo:font-weight="bold" officeooo:rsid="00075db6" officeooo:paragraph-rsid="00075db6" style:font-weight-asian="bold" style:font-weight-complex="bold"/>
    </style:style>
    <style:style style:name="P107" style:family="paragraph" style:parent-style-name="Standard" style:list-style-name="L9">
      <style:text-properties fo:font-style="italic" fo:font-weight="bold" officeooo:rsid="00148fef" officeooo:paragraph-rsid="00148fef" style:font-style-asian="italic" style:font-weight-asian="bold" style:font-style-complex="italic" style:font-weight-complex="bold"/>
    </style:style>
    <style:style style:name="P108" style:family="paragraph" style:parent-style-name="Standard" style:list-style-name="L12">
      <style:text-properties fo:font-style="italic" fo:font-weight="bold" officeooo:rsid="00161efb" officeooo:paragraph-rsid="00161efb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9a4d" style:font-weight-asian="normal" style:font-weight-complex="normal"/>
    </style:style>
    <style:style style:name="T4" style:family="text">
      <style:text-properties fo:font-weight="normal" officeooo:rsid="0011a20c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665b3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665b3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fo:background-color="#ffff00" loext:char-shading-value="0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background-color="#ffff00" loext:char-shading-value="0" style:font-style-asian="normal" style:font-style-complex="normal"/>
    </style:style>
    <style:style style:name="T1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4" style:family="text">
      <style:text-properties fo:color="#ce181e" fo:font-style="normal" style:font-style-asian="normal" style:font-style-complex="normal"/>
    </style:style>
    <style:style style:name="T15" style:family="text">
      <style:text-properties fo:color="#ce181e" style:text-underline-style="none" fo:font-weight="normal" style:font-weight-asian="normal" style:font-weight-complex="normal"/>
    </style:style>
    <style:style style:name="T16" style:family="text">
      <style:text-properties fo:color="#ce181e" style:text-underline-style="solid" style:text-underline-width="auto" style:text-underline-color="font-color"/>
    </style:style>
    <style:style style:name="T17" style:family="text">
      <style:text-properties officeooo:rsid="000b78b7"/>
    </style:style>
    <style:style style:name="T18" style:family="text">
      <style:text-properties officeooo:rsid="00192bc5"/>
    </style:style>
    <style:style style:name="T19" style:family="text">
      <style:text-properties fo:color="#ed1c24"/>
    </style:style>
    <style:style style:name="T20" style:family="text">
      <style:text-properties fo:color="#ed1c24" fo:font-weight="normal" style:font-weight-asian="normal" style:font-weight-complex="normal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background-color="#fff200" loext:char-shading-value="0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incipais atividades realizadas durante a <text:span text:style-name="T1">execução</text:span><text:span text:style-name="T2">:</text:span></text:p>
      <text:list xml:id="list696854341" text:style-name="L1">
        <text:list-item>
          <text:p text:style-name="P62">desenvolvimento dos trabalhos de campo;</text:p>
        </text:list-item>
        <text:list-item>
          <text:p text:style-name="P62">análise dos dados coletados;</text:p>
        </text:list-item>
        <text:list-item>
          <text:p text:style-name="P62">elaboração da conclusão.</text:p>
        </text:list-item>
      </text:list>
      <text:p text:style-name="P6"/>
      <text:p text:style-name="P7">Trabalho de campo:</text:p>
      <text:list xml:id="list2411329702" text:style-name="L2">
        <text:list-item>
          <text:p text:style-name="P63">é a coleta de dados e informações definidos no planejamento de auditoria;</text:p>
        </text:list-item>
        <text:list-item>
          <text:p text:style-name="P64"><text:span text:style-name="T2">geralmente a coleta é feita </text:span><text:span text:style-name="T5">in loco</text:span><text:span text:style-name="T8">;</text:span></text:p>
        </text:list-item>
        <text:list-item>
          <text:p text:style-name="P65">métodos de coleta:</text:p>
          <text:list>
            <text:list-item>
              <text:p text:style-name="P65">entrevista;</text:p>
            </text:list-item>
            <text:list-item>
              <text:p text:style-name="P65">questionário;</text:p>
            </text:list-item>
            <text:list-item>
              <text:p text:style-name="P65">observação direta.</text:p>
            </text:list-item>
          </text:list>
        </text:list-item>
      </text:list>
      <text:p text:style-name="P8"/>
      <text:p text:style-name="P3"><text:span text:style-name="T8">Quando o objetivo da auditoria inclui a </text:span><text:span text:style-name="T11">generalização da conclusão</text:span><text:span text:style-name="T8"> para o universo pesquisado, as </text:span><text:span text:style-name="T11">soluções </text:span><text:span text:style-name="T8">adotadas são: </text:span><text:span text:style-name="T11">tratamento estatístico</text:span><text:span text:style-name="T8"> e </text:span><text:span text:style-name="T11">estudo de caso</text:span><text:span text:style-name="T8">. Se o estudo de caso é representativo, é possível generalizar os resultados.</text:span></text:p>
      <text:p text:style-name="P8"/>
      <text:p text:style-name="P4"><text:span text:style-name="T12">Testes de observância</text:span><text:span text:style-name="T10"> (ou aderência)</text:span><text:span text:style-name="T8">: verificar se </text:span><text:span text:style-name="T6">controles internos</text:span><text:span text:style-name="T8"> estão em efetivo funcionamento. <text:s/></text:span><text:span text:style-name="T7"><text:s/></text:span><text:span text:style-name="T9"><text:s text:c="2"/>Divide-se em </text:span><text:span text:style-name="T7">testes flagrantes</text:span><text:span text:style-name="T9"> e </text:span><text:span text:style-name="T7">testes retrospectivos</text:span><text:span text:style-name="T9">.</text:span></text:p>
      <text:p text:style-name="P37"/>
      <text:p text:style-name="P4"><text:span text:style-name="T12">Testes substantivos</text:span><text:span text:style-name="T8">: verificar suficiência, exatidão e validação dos dados produzidos pelos </text:span><text:span text:style-name="T6">sistemas contábil e administrativo</text:span><text:span text:style-name="T8">, dividindo-se em </text:span><text:span text:style-name="T6">testes de transações e</text:span><text:span text:style-name="T8"> </text:span><text:span text:style-name="T6">saldos e procedimentos de revisão analítica</text:span><text:span text:style-name="T8">.</text:span></text:p>
      <text:p text:style-name="P9"/>
      <text:p text:style-name="P57"><text:span text:style-name="T21">Testes de OBSERVÂN</text:span><text:span text:style-name="T19">CI</text:span><text:span text:style-name="T21">A</text:span> → <text:span text:style-name="T19">C</text:span><text:span text:style-name="T21">ONTROLES</text:span> <text:span text:style-name="T19">I</text:span><text:span text:style-name="T21">NTERNOS</text:span></text:p>
      <text:p text:style-name="P9"/>
      <text:p text:style-name="P5"><text:span text:style-name="T8">A </text:span><text:span text:style-name="T6">evidência</text:span><text:span text:style-name="T8"> de auditoria para a obtenção de conclusões para fundamentar a opinião do auditor </text:span><text:span text:style-name="T13">é conseguida pela execução de</text:span><text:span text:style-name="T8">:</text:span></text:p>
      <text:list xml:id="list2155745047" text:style-name="L3">
        <text:list-item>
          <text:p text:style-name="P106"><text:span text:style-name="T6">procedimentos de avaliação de riscos</text:span><text:span text:style-name="T8">; e</text:span></text:p>
        </text:list-item>
        <text:list-item>
          <text:p text:style-name="P106"><text:span text:style-name="T14">procedimentos adicionais</text:span><text:span text:style-name="T8">, que abrangem:</text:span></text:p>
          <text:list>
            <text:list-item>
              <text:p text:style-name="P106"><text:span text:style-name="T14">testes de controles</text:span><text:span text:style-name="T8">, quando exigidos pelas normas de auditoria ou quando o auditor assim escolher; e</text:span></text:p>
            </text:list-item>
            <text:list-item>
              <text:p text:style-name="P106"><text:span text:style-name="T14">procedimentos substantivos</text:span><text:span text:style-name="T8">, inclusive testes de detalhes e procedimentos analíticos substantivos.</text:span></text:p>
            </text:list-item>
          </text:list>
        </text:list-item>
      </text:list>
      <text:p text:style-name="P10"/>
      <text:p text:style-name="P11">Testes de controle → avaliar a eficáci<text:span text:style-name="T17">a</text:span> operacional dos controles na prevenção, detecção e correção de distorções relevantes.</text:p>
      <text:p text:style-name="P11"/>
      <text:p text:style-name="P38">Exame documental<text:span text:style-name="T2">:</text:span></text:p>
      <text:list xml:id="list302836396" text:style-name="L4">
        <text:list-item>
          <text:p text:style-name="P66">comprovação das transações por meio documental;</text:p>
        </text:list-item>
        <text:list-item>
          <text:p text:style-name="P66">deve atender às seguintes condições:</text:p>
          <text:list>
            <text:list-item>
              <text:p text:style-name="P88">autenticidade<text:span text:style-name="T2"> → documentação é fidedigna?</text:span></text:p>
            </text:list-item>
            <text:list-item>
              <text:p text:style-name="P88">normalidade<text:span text:style-name="T2"> → transação é uma operação normal e de acordo com os objetivos da empresa auditada?</text:span></text:p>
            </text:list-item>
            <text:list-item>
              <text:p text:style-name="P88">aprovação<text:span text:style-name="T2"> → operação e documentos foram aprovados por pessoas autorizadas?</text:span></text:p>
            </text:list-item>
            <text:list-item>
              <text:p text:style-name="P88"><text:soft-page-break/>registro <text:span text:style-name="T2">→ registro das operações foi adequado, a documentação é hábil, houve correspondência contábil, fiscal, etc?</text:span></text:p>
            </text:list-item>
          </text:list>
        </text:list-item>
        <text:list-item>
          <text:p text:style-name="P88"><text:span text:style-name="T2">pode envolver também o exame físico de um ativo (</text:span>inspeção física<text:span text:style-name="T2">).</text:span></text:p>
        </text:list-item>
      </text:list>
      <text:p text:style-name="P12"/>
      <text:p text:style-name="P38">Inspeção física<text:span text:style-name="T2">:</text:span></text:p>
      <text:list xml:id="list293964906" text:style-name="L5">
        <text:list-item>
          <text:p text:style-name="P89"><text:span text:style-name="T2">constatação </text:span><text:span text:style-name="T5">in loco</text:span><text:span text:style-name="T2"> que deverá fornecer a certeza ou não da existência do objeto ou item verificado;</text:span></text:p>
        </text:list-item>
        <text:list-item>
          <text:p text:style-name="P67">deve atender às seguintes características:</text:p>
          <text:list>
            <text:list-item>
              <text:p text:style-name="P89">existência física<text:span text:style-name="T2"> → comprovação visual da existência do item;</text:span></text:p>
            </text:list-item>
            <text:list-item>
              <text:p text:style-name="P89">autenticidade<text:span text:style-name="T2"> → discernimento da fidedignidade do item;</text:span></text:p>
            </text:list-item>
            <text:list-item>
              <text:p text:style-name="P89">quantidade<text:span text:style-name="T2"> → apuração da quantidade real física; e</text:span></text:p>
            </text:list-item>
            <text:list-item>
              <text:p text:style-name="P89">qualidade<text:span text:style-name="T2"> → comprovação visual ou laboratorial de que o objeto examinado permanece em perfeitas condições de uso;</text:span></text:p>
            </text:list-item>
          </text:list>
        </text:list-item>
        <text:list-item>
          <text:p text:style-name="P67">nas novas normas, a inspeção física foi incluída no “exame documental”.</text:p>
        </text:list-item>
      </text:list>
      <text:p text:style-name="P12"/>
      <text:p text:style-name="P39">Recálculo<text:span text:style-name="T2">:</text:span></text:p>
      <text:list xml:id="list3905826727" text:style-name="L6">
        <text:list-item>
          <text:p text:style-name="P68">verificação da exatidão matemática de documentos ou registros;</text:p>
        </text:list-item>
        <text:list-item>
          <text:p text:style-name="P68">realização de cálculos próprios, que serão comparados com aqueles apresentados pelo fiscalizado;</text:p>
        </text:list-item>
        <text:list-item>
          <text:p text:style-name="P68">técnica mais simples e mais completa;</text:p>
        </text:list-item>
        <text:list-item>
          <text:p text:style-name="P90"><text:span text:style-name="T3">doutrina → </text:span><text:span text:style-name="T2">“</text:span><text:span text:style-name="T3">é a única forma de verificação das várias operações que envolvam cálculos”.</text:span></text:p>
        </text:list-item>
      </text:list>
      <text:p text:style-name="P13"/>
      <text:p text:style-name="P40">Observação<text:span text:style-name="T2">:</text:span></text:p>
      <text:list xml:id="list761606090" text:style-name="L7">
        <text:list-item>
          <text:p text:style-name="P69">olhar como um procedimento está sendo executado;</text:p>
        </text:list-item>
        <text:list-item>
          <text:p text:style-name="P69">limitada ao ponto no tempo em que a observação ocorre e pelo fato de que o ato de ser observado pode afetar a maneira com o procedimento é executado.</text:p>
        </text:list-item>
      </text:list>
      <text:p text:style-name="P14"/>
      <text:p text:style-name="P40">Entrevista (indagação)<text:span text:style-name="T2">:</text:span></text:p>
      <text:list xml:id="list3003153882" text:style-name="L8">
        <text:list-item>
          <text:p text:style-name="P70">perguntas objetivando a obtenção de respostas para quesitos previamente definidos;</text:p>
        </text:list-item>
        <text:list-item>
          <text:p text:style-name="P91"><text:span text:style-name="T2">evitar questionamentos desnecessários, for</text:span><text:span text:style-name="T4">a do escopo da auditoria;</text:span></text:p>
        </text:list-item>
        <text:list-item>
          <text:p text:style-name="P71">respostas podem ser formais ou informais, sendo que toda a informação obtida deve, dentro do possível, ser examinada, constatando-se sua efetiva comprovação e veracidade;</text:p>
        </text:list-item>
        <text:list-item>
          <text:p text:style-name="P71">ainda que tenha cunho informal, a entrevista pode ser usada no relatório de auditoria;</text:p>
        </text:list-item>
        <text:list-item>
          <text:p text:style-name="P92"><text:span text:style-name="T2">a </text:span>avaliação das respostas<text:span text:style-name="T2"> às indagações é </text:span>parte integral do processo de indagação<text:span text:style-name="T2">;</text:span></text:p>
        </text:list-item>
        <text:list-item>
          <text:p text:style-name="P72">sobre certos assuntos, o auditor pode considerar necessário obter representações formais da administração e, quando apropriado, dos responsáveis pela governança, para confirmar respostas a indagações verbais.</text:p>
        </text:list-item>
      </text:list>
      <text:p text:style-name="P15"/>
      <text:p text:style-name="P41">Circularização<text:span text:style-name="T2"> </text:span>(confirmação externa)<text:span text:style-name="T2">:</text:span></text:p>
      <text:list xml:id="list2519061609" text:style-name="L9">
        <text:list-item>
          <text:p text:style-name="P73">confirmação junto a terceiros de fatos alegados pela entidade;</text:p>
        </text:list-item>
        <text:list-item>
          <text:p text:style-name="P73">deve-se levar em consideração:</text:p>
          <text:list>
            <text:list-item>
              <text:p text:style-name="P73">data-base de confirmação;</text:p>
            </text:list-item>
            <text:list-item>
              <text:p text:style-name="P73">amplitude do teste de confirmação; e</text:p>
            </text:list-item>
            <text:list-item>
              <text:p text:style-name="P73">tipo de confirmação a ser empregado;</text:p>
            </text:list-item>
          </text:list>
        </text:list-item>
        <text:list-item>
          <text:p text:style-name="P73"><text:soft-page-break/>só é válido quando o gestor, ligado ao assunto a comprovar, tem participação no processo, porém a remessa e a obtenção das respostas aos pedidos circularizados ficam sob controle do auditor;</text:p>
          <text:list>
            <text:list-item>
              <text:p text:style-name="P93"><text:span text:style-name="T2">a primeira condição deve-se ao fato de que o auditor </text:span>não<text:span text:style-name="T2"> tem poderes para assinar ou solicitar pedido de confirmação pelo órgão;</text:span></text:p>
            </text:list-item>
            <text:list-item>
              <text:p text:style-name="P73">a segunda condição é para evitar que haja influência ou modificação, por parte do auditado, dos dados ou respostas dos itens objetos do processo de circularização;</text:p>
            </text:list-item>
          </text:list>
        </text:list-item>
        <text:list-item>
          <text:p text:style-name="P93">tipos de circularização<text:span text:style-name="T2">:</text:span></text:p>
          <text:list>
            <text:list-item>
              <text:p text:style-name="P93">positiva<text:span text:style-name="T2">: há necessidade de resposta. Há duas formas:</text:span></text:p>
              <text:list>
                <text:list-item>
                  <text:p text:style-name="P107">em branco<text:span text:style-name="T2"> → </text:span><text:span text:style-name="T8">quando não se colocam valores nos pedidos de confirmação;</text:span></text:p>
                </text:list-item>
                <text:list-item>
                  <text:p text:style-name="P107">em preto<text:span text:style-name="T8"> → quando são usados saldos ou valores a serem confirmados na data-base indicada;</text:span></text:p>
                </text:list-item>
              </text:list>
            </text:list-item>
            <text:list-item>
              <text:p text:style-name="P107"><text:span text:style-name="T6">negativa</text:span><text:span text:style-name="T8">: quando a resposta for necessária </text:span><text:span text:style-name="T6">em caso de discordância</text:span><text:span text:style-name="T8"> da pessoa de quem se quer obter a confirmação, ou seja, na falta de confirmação, o auditor entende que a pessoa concorda com os valores colocados no pedido de confirmação.</text:span></text:p>
            </text:list-item>
          </text:list>
        </text:list-item>
      </text:list>
      <text:p text:style-name="P16"/>
      <text:p text:style-name="P55"><text:span text:style-name="T6">Conciliações</text:span><text:span text:style-name="T8">:</text:span></text:p>
      <text:list xml:id="list2361454377" text:style-name="L10">
        <text:list-item>
          <text:p text:style-name="P74">verificar compatibilidade entre o saldo das contas sintéticas com aqueles das contas analíticas, ou ainda o confronto dos registros mantidos pela entidade com elementos recebidos de fontes externas.</text:p>
        </text:list-item>
      </text:list>
      <text:p text:style-name="P17"/>
      <text:p text:style-name="P55"><text:span text:style-name="T6">Análise de contas contábeis</text:span><text:span text:style-name="T8">:</text:span></text:p>
      <text:list xml:id="list2102898581" text:style-name="L11">
        <text:list-item>
          <text:p text:style-name="P75">examinar as transações que geraram lançamentos em determinada conta contábil;</text:p>
        </text:list-item>
        <text:list-item>
          <text:p text:style-name="P75">as contas são selecionadas em função do objetivo geral e da sensibilidade da equipe;</text:p>
        </text:list-item>
        <text:list-item>
          <text:p text:style-name="P75">usada para constatação da veracidade das informações contábeis, fiscais, etc, além de possibilitar levantamentos específicos nas análises, composições de saldos e conciliações.</text:p>
        </text:list-item>
      </text:list>
      <text:p text:style-name="P17"/>
      <text:p text:style-name="P56"><text:span text:style-name="T6">Revisão analítica</text:span><text:span text:style-name="T8">:</text:span></text:p>
      <text:list xml:id="list3747976821" text:style-name="L12">
        <text:list-item>
          <text:p text:style-name="P108"><text:span text:style-name="T8">verificar comportamento de valores significativos, mediante </text:span><text:span text:style-name="T6">índices, quocientes, quantidades</text:span><text:span text:style-name="T8">, para </text:span><text:span text:style-name="T6">identificação de situações ou tendências atípicas</text:span><text:span text:style-name="T8">;</text:span></text:p>
        </text:list-item>
        <text:list-item>
          <text:p text:style-name="P76">o auditor deve considerar:</text:p>
          <text:list>
            <text:list-item>
              <text:p text:style-name="P76">objetivo dos procedimentos e o grau de confiabilidade dos resultados;</text:p>
            </text:list-item>
            <text:list-item>
              <text:p text:style-name="P76">natureza do órgão e conhecimento adquirido em fiscalizações anteriores;</text:p>
            </text:list-item>
            <text:list-item>
              <text:p text:style-name="P76">disponibilidade de informações, relevância, confiabilidade e comparabilidade;</text:p>
            </text:list-item>
          </text:list>
        </text:list-item>
        <text:list-item>
          <text:p text:style-name="P108"><text:span text:style-name="T8">de acordo com o entendimento da maioria das bancas, pode ser aplicado tanto em </text:span><text:span text:style-name="T6">testes de observância quanto testes substantivos</text:span><text:span text:style-name="T8">.</text:span></text:p>
        </text:list-item>
      </text:list>
      <text:p text:style-name="P18"/>
      <text:p text:style-name="P42">Reexecução<text:span text:style-name="T2">:</text:span></text:p>
      <text:list xml:id="list3270824304" text:style-name="L13">
        <text:list-item>
          <text:p text:style-name="P94"><text:span text:style-name="T2">execução independente pelo auditor de procedimentos ou controles que foram originalmente realizados como parte do </text:span>controle interno<text:span text:style-name="T2"> da entidade.</text:span></text:p>
        </text:list-item>
      </text:list>
      <text:p text:style-name="P19"/>
      <text:p text:style-name="P42">Investigação<text:span text:style-name="T2">:</text:span></text:p>
      <text:list xml:id="list2337671590" text:style-name="L14">
        <text:list-item>
          <text:p text:style-name="P77">exame em profundidade da matéria auditada com o objetivo de certificar que o objeto auditado, no momento, realmente é fidedigno.</text:p>
        </text:list-item>
      </text:list>
      <text:p text:style-name="P19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59">Auditoria Interna</text:p>
          </table:table-cell>
          <table:table-cell table:style-name="Table1.B1" office:value-type="string">
            <text:p text:style-name="P59">Auditoria Independente</text:p>
          </table:table-cell>
        </table:table-row>
        <table:table-row>
          <table:table-cell table:style-name="Table1.A2" office:value-type="string">
            <text:p text:style-name="P58">Teste<text:span text:style-name="T18">s</text:span> de observância</text:p>
            <text:p text:style-name="P58">Teste<text:span text:style-name="T18">s</text:span> substantivo<text:span text:style-name="T18">s</text:span></text:p>
          </table:table-cell>
          <table:table-cell table:style-name="Table1.B2" office:value-type="string">
            <text:p text:style-name="P58">Teste de controle</text:p>
            <text:p text:style-name="P58">Procedimentos substantivos</text:p>
          </table:table-cell>
        </table:table-row>
      </table:table>
      <text:p text:style-name="P19"/>
      <text:p text:style-name="P43">Correlação das informações obtidas<text:span text:style-name="T2">:</text:span></text:p>
      <text:list xml:id="list3820532024" text:style-name="L15">
        <text:list-item>
          <text:p text:style-name="P78">cotejamento de informações obtidas de fontes independentes, autônomas e distintas, no interior da própria organização;</text:p>
        </text:list-item>
        <text:list-item>
          <text:p text:style-name="P78">busca consistência mútua entre diferentes amostras de evidência.</text:p>
        </text:list-item>
      </text:list>
      <text:p text:style-name="P20"/>
      <text:p text:style-name="P21">Procedimentos de auditoria que só podem ser realizados <text:span text:style-name="T1">no final do período ou após ele</text:span>:</text:p>
      <text:list xml:id="list290070728" text:style-name="L16">
        <text:list-item>
          <text:p text:style-name="P79">confrontar as demonstrações contábeis com os registros contábeis;</text:p>
        </text:list-item>
        <text:list-item>
          <text:p text:style-name="P79">examinar ajustes efetuados durante a elaboração das demonstrações contábeis; e</text:p>
        </text:list-item>
        <text:list-item>
          <text:p text:style-name="P79">procedimentos para responder ao risco de que, no final do período, a entidade pode ter celebrado contratos de venda indevidos ou transações podem não ter sido finalizadas.</text:p>
        </text:list-item>
      </text:list>
      <text:p text:style-name="P21"/>
      <text:p text:style-name="P44">Investigação e confirmação<text:span text:style-name="T2"> é uma técnica usada na aplicação de </text:span>testes de observância<text:span text:style-name="T2">, que tem como objetivo a obtenção de informações perante PFs ou PJs conhecedoras das transações e das operações, dentro ou fora da entidade.</text:span></text:p>
      <text:p text:style-name="P25"/>
      <text:p text:style-name="P45"><text:span text:style-name="T2">Na auditoria da conta </text:span>clientes<text:span text:style-name="T2">, utiliza-se normalmente o procedimento de </text:span>confirmação<text:span text:style-name="T2">.</text:span></text:p>
      <text:p text:style-name="P26"/>
      <text:p text:style-name="P45"><text:span text:style-name="T2">Os </text:span>eventos subsequentes<text:span text:style-name="T2"> que integram o trabalho da auditoria são aqueles ocorridos entre a </text:span>data das demonstrações contábeis<text:span text:style-name="T2"> e a </text:span>data do relatório do auditor<text:span text:style-name="T2">.</text:span></text:p>
      <text:p text:style-name="P26"/>
      <text:p text:style-name="P46">Testes de detalhes<text:span text:style-name="T2"> → verificar a existência patrimonial, de direitos e obrigações em determinada data, ocorrência das transações, da abrangência dos registros, da mensuração, apresentação e divulgação em conformidade com as normas pertinentes.</text:span></text:p>
      <text:p text:style-name="P27"/>
      <text:p text:style-name="P47"><text:span text:style-name="T2">Caso o auditor seja </text:span>impedido<text:span text:style-name="T2"> pela empresa auditada de realizar o </text:span>teste de circularização<text:span text:style-name="T2">, deverá:</text:span></text:p>
      <text:list xml:id="list276488086" text:style-name="L17">
        <text:list-item>
          <text:p text:style-name="P80">indagar sobre as razões da recusa da administração e procurar evidência de auditoria sobre sua validade e razoabilidade;</text:p>
        </text:list-item>
        <text:list-item>
          <text:p text:style-name="P80">avaliar as implicações da recusa da administração na avaliação do auditor dos riscos de fraude, e sobre a natureza, época e extensão de outros procedimentos de auditoria; e</text:p>
        </text:list-item>
        <text:list-item>
          <text:p text:style-name="P80">executar procedimentos alternativos de auditoria definidos para obter evidência de auditoria relevante e confiável.</text:p>
        </text:list-item>
      </text:list>
      <text:p text:style-name="P22"/>
      <text:p text:style-name="P48">Testes de inspeção<text:span text:style-name="T2"> → verificação de registros, documentos e ativos tangíveis.</text:span></text:p>
      <text:p text:style-name="P28"/>
      <text:p text:style-name="P49"><text:span text:style-name="T2">Em um processo de </text:span>avaliação de riscos<text:span text:style-name="T2">, o auditor deve buscar entender se a entidade tem processo para:</text:span></text:p>
      <text:list xml:id="list295013631" text:style-name="L18">
        <text:list-item>
          <text:p text:style-name="P81">identificar riscos de negócio relevantes para os objetivos das demonstrações contábeis;</text:p>
        </text:list-item>
        <text:list-item>
          <text:p text:style-name="P81">estimar a significância desses riscos;</text:p>
        </text:list-item>
        <text:list-item>
          <text:p text:style-name="P81">avaliar a probabilidade de sua ocorrência; e</text:p>
        </text:list-item>
        <text:list-item>
          <text:p text:style-name="P81">decidir sobre ações em resposta a esses riscos.</text:p>
        </text:list-item>
      </text:list>
      <text:p text:style-name="P23"/>
      <text:p text:style-name="P24"><text:soft-page-break/>Os procedimentos de <text:span text:style-name="T1">avaliação de riscos</text:span> incluem os seguintes:</text:p>
      <text:list xml:id="list397960605" text:style-name="L19">
        <text:list-item>
          <text:p text:style-name="P82">indagações à administração e a outros na entidade que, no julgamento do auditor, possam ter informações com probabilidade de auxiliar na identificação de riscos de distorção relevante devido a fraude ou erro;</text:p>
        </text:list-item>
        <text:list-item>
          <text:p text:style-name="P82">procedimentos analíticos;</text:p>
        </text:list-item>
        <text:list-item>
          <text:p text:style-name="P82">observação e inspeção.</text:p>
        </text:list-item>
      </text:list>
      <text:p text:style-name="P24"/>
      <text:p text:style-name="P50">Inspeção<text:span text:style-name="T2"> → exame de registros ou documentos, internos ou externos, em forma de papel, em forma eletrônica ou em outras mídias, ou o exame físico de um ativo.</text:span></text:p>
      <text:p text:style-name="P50">Observação<text:span text:style-name="T2"> → exame de processo executado por outros, por exemplo, a observação pelo auditor da contagem do estoque pelos empregados da entidade.</text:span></text:p>
      <text:p text:style-name="P50">Confirmação externa<text:span text:style-name="T2"> → evidência de auditoria obtida pelo auditor como resposta escrita de terceiro.</text:span></text:p>
      <text:p text:style-name="P50">Procedimentos analíticos<text:span text:style-name="T2"> → avaliação das informações feitas por meio do estudo das relações plausíveis entre dados financeiros e não financeiros.</text:span></text:p>
      <text:p text:style-name="P30"/>
      <text:p text:style-name="P51"><text:span text:style-name="T2">Quanto à </text:span>circularização<text:span text:style-name="T2">, ao terminar o envio das confirmações externas individuais, o auditor deve avaliar o resultado obtido. Ele pode adotar a seguinte classificação:</text:span></text:p>
      <text:list xml:id="list3661570394" text:style-name="L20">
        <text:list-item>
          <text:p text:style-name="P83">considerada não confiável;</text:p>
        </text:list-item>
        <text:list-item>
          <text:p text:style-name="P83">não recebida;</text:p>
        </text:list-item>
        <text:list-item>
          <text:p text:style-name="P83">indicando exceção.</text:p>
        </text:list-item>
      </text:list>
      <text:p text:style-name="P29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60">Inventário físico =/= Acompanhamento de inventário físico</text:p>
            <text:p text:style-name="P60"/>
            <text:p text:style-name="P61">Inventário físico → inspeção física.</text:p>
            <text:p text:style-name="P61">Acompanhamento de inventário físico → observação.</text:p>
          </table:table-cell>
        </table:table-row>
      </table:table>
      <text:p text:style-name="P29"/>
      <text:p text:style-name="P52">Testes de observância<text:span text:style-name="T2">: </text:span><text:span text:style-name="T20">[Auditoria Interna]</text:span></text:p>
      <text:list xml:id="list1517560235" text:style-name="L21">
        <text:list-item>
          <text:p text:style-name="P84">inspeção;</text:p>
        </text:list-item>
        <text:list-item>
          <text:p text:style-name="P84">observação;</text:p>
        </text:list-item>
        <text:list-item>
          <text:p text:style-name="P84">investigação e confirmação.</text:p>
        </text:list-item>
      </text:list>
      <text:p text:style-name="P31"/>
      <text:p text:style-name="P32">É a <text:span text:style-name="T1">circularização de passivos</text:span> que deve ser feita com os <text:span text:style-name="T1">credores</text:span> (e não a de ativos).</text:p>
      <text:p text:style-name="P32"/>
      <text:p text:style-name="P33">Na <text:span text:style-name="T1">circularização</text:span>, <text:span text:style-name="T1">não</text:span> são os auditores que assinam as cartas, mas sim os gestores do órgão/entidade auditados.</text:p>
      <text:p text:style-name="P33"/>
      <text:p text:style-name="P34">Os <text:span text:style-name="T1">auditores internos</text:span> devem ter competência técnica essencial ao exercício profissional. Entre os atributos, encontra-se a competência na aplicação de <text:span text:style-name="T1">normas, procedimentos e técnicas</text:span> de auditoria interna.</text:p>
      <text:p text:style-name="P34"/>
      <text:p text:style-name="P34">O <text:span text:style-name="T1">exame físico</text:span> é composto das seguintes verificações: <text:span text:style-name="T1">identificação, autenticidade e qualidade</text:span>.</text:p>
      <text:p text:style-name="P34"/>
      <text:p text:style-name="P53"><text:span text:style-name="T22">Atributos das evidências</text:span><text:span text:style-name="T2">: SuRe ConValid</text:span></text:p>
      <text:list xml:id="list1464334882" text:style-name="L22">
        <text:list-item>
          <text:p text:style-name="P85"><text:span text:style-name="T1">validade</text:span> → legítima, baseada em informações precisas e confiáveis;</text:p>
        </text:list-item>
        <text:list-item>
          <text:p text:style-name="P85"><text:soft-page-break/><text:span text:style-name="T1">confiabilidade</text:span> → serão obtidos os mesmos resultados se a auditoria for repetida. É conveniente utilizar diferentes fontes; é interessante usar diferentes abordagens; fontes externas, em geral, são mais confiáveis que internas; evidências documentais são mais confiáveis que orais; evidências obtidas por observação direta ou análise são mais confiáveis que aquelas obtidas indiretamente;</text:p>
        </text:list-item>
        <text:list-item>
          <text:p text:style-name="P85"><text:span text:style-name="T1">relevância</text:span> → relacionada, de forma clara e lógica, aos critérios e objetivos da auditoria;</text:p>
        </text:list-item>
        <text:list-item>
          <text:p text:style-name="P85"><text:span text:style-name="T1">suficiência</text:span> → a quantidade e a qualidade das evidências obtidas devem persuadir o leitor de que os achados, conclusões, recomendações e determinações da auditoria estão bem fundamentados. Quanto <text:span text:style-name="T1">maior</text:span> a materialidade do objeto auditado, o risco de auditoria e o grau de sensibilidade do auditado a determinado assunto, <text:span text:style-name="T1">maior</text:span> será a necessidade de evidências mais robustas. A existência de auditorias anteriores também indica essa necessidade.</text:p>
        </text:list-item>
      </text:list>
      <text:p text:style-name="P35"/>
      <text:p text:style-name="P54">ADEQUAÇÃO → <text:span text:style-name="T2">mede a </text:span>QUALIDADE</text:p>
      <text:p text:style-name="P54">SUFICIÊNCIA<text:span text:style-name="T2"> → mede a </text:span>QUANTIDADE</text:p>
      <text:p text:style-name="P35"/>
      <text:p text:style-name="P53">Tipos de evidências<text:span text:style-name="T2">:</text:span></text:p>
      <text:list xml:id="list1746696244" text:style-name="L23">
        <text:list-item>
          <text:p text:style-name="P86"><text:span text:style-name="T1">física </text:span>→ observação de pessoas, locais ou eventos;</text:p>
        </text:list-item>
        <text:list-item>
          <text:p text:style-name="P86"><text:span text:style-name="T1">documental</text:span>;</text:p>
        </text:list-item>
        <text:list-item>
          <text:p text:style-name="P86"><text:span text:style-name="T1">testemunhal </text:span>→ é preciso corroborá-la, por meio de confirmação por escrito do entrevistado ou existência de múltiplas fontes que confirmem os fatos;</text:p>
        </text:list-item>
        <text:list-item>
          <text:p text:style-name="P86"><text:span text:style-name="T1">analítica</text:span> → análises, comparações e interpretações de dados e informações já existentes (análise de taxas, padrões, tendências). É o tipo <text:span text:style-name="T1">mais difícil</text:span> de se obter.</text:p>
        </text:list-item>
      </text:list>
      <text:p text:style-name="P35"/>
      <text:p text:style-name="P36">Técnicas para obter evidências mais robustas:</text:p>
      <text:list xml:id="list191223815" text:style-name="L24">
        <text:list-item>
          <text:p text:style-name="P87"><text:span text:style-name="T1">circularização</text:span>;</text:p>
        </text:list-item>
        <text:list-item>
          <text:p text:style-name="P87"><text:span text:style-name="T1">triangulação </text:span>→ uso de diferentes métodos de pesquisa e de coleta de dados para estudar o mesmo assunto, com o objetivo de fortalecer as conclusões.</text:p>
        </text:list-item>
      </text:list>
      <text:p text:style-name="P36"/>
      <text:p text:style-name="P95">Técnicas<text:span text:style-name="T2"> </text:span>de auditoria<text:span text:style-name="T2"> → processos e ferramentas operacionais usados pelo controle para a obtenção de evidências, as quais devem ser suficientes, adequadas, relevantes e úteis para a conclusão dos trabalhos.</text:span></text:p>
      <text:p text:style-name="P95"><text:span text:style-name="T2"/></text:p>
      <text:p text:style-name="P96">Evidência<text:span text:style-name="T2">:</text:span></text:p>
      <text:list xml:id="list657808930" text:style-name="L25">
        <text:list-item>
          <text:p text:style-name="P97">útil<text:span text:style-name="T2"> → auxilia a entidade a atingir suas metas;</text:span></text:p>
        </text:list-item>
        <text:list-item>
          <text:p text:style-name="P97">suficiente<text:span text:style-name="T2"> → factual e convincente, de forma que uma pessoa prudente e informada possa entendê-la da mesma forma que o auditor interno;</text:span></text:p>
        </text:list-item>
        <text:list-item>
          <text:p text:style-name="P97">adequada<text:span text:style-name="T2"> → confiável, propicia a melhor evidência alcançável;</text:span></text:p>
        </text:list-item>
        <text:list-item>
          <text:p text:style-name="P97">relevante<text:span text:style-name="T2"> → dá suporte às conclusões e às recomendações da auditoria interna.</text:span></text:p>
        </text:list-item>
      </text:list>
      <text:p text:style-name="P96"><text:span text:style-name="T2"/></text:p>
      <text:p text:style-name="P98"><text:span text:style-name="T2">Uma resposta a uma solicitação de confirmação pode conter linguagem restritiva sobre sua utilização. Essas restrições </text:span><text:span text:style-name="T23">não invalidam</text:span><text:span text:style-name="T25"> necessariamente a confiabilidade da resposta como </text:span><text:span text:style-name="T24">evidência de auditoria</text:span><text:span text:style-name="T25">.</text:span></text:p>
      <text:p text:style-name="P98"><text:span text:style-name="T25"/></text:p>
      <text:p text:style-name="P99"><text:span text:style-name="T24">Evidências </text:span><text:span text:style-name="T23">ascendentes</text:span><text:span text:style-name="T25">: foco nos sistemas de registros de transações e saldos, em seus principais processos e fluxo de caixa.</text:span></text:p>
      <text:p text:style-name="P99"><text:soft-page-break/><text:span text:style-name="T24">Evidências </text:span><text:span text:style-name="T23">descendentes</text:span><text:span text:style-name="T25">: auxiliam no diagnóstico de áreas que exigem atenção adicional.</text:span></text:p>
      <text:p text:style-name="P99"><text:span text:style-name="T25"/></text:p>
      <text:p text:style-name="P100"><text:span text:style-name="T24">Afirmações</text:span><text:span text:style-name="T25">: declarações da administração (explícitas ou não), que estão incorporadas às demonstrações contábeis. Usadas pelo auditor para considerar os diferentes tipos de distorções potenciais que possam ocorrer.</text:span></text:p>
      <text:p text:style-name="P100"><text:span text:style-name="T24"/></text:p>
      <text:p text:style-name="P100"><text:span text:style-name="T24">Risco de negócio</text:span><text:span text:style-name="T25">: resulta de condições, eventos, circunstâncias, ações ou falta de ações significativas que possam afetar adversamente a capacidade da entidade de alcançar seus objetivos e executar suas estratégias, ou do estabelecimento de objetivos ou estratégias inadequadas.</text:span></text:p>
      <text:p text:style-name="P100"><text:span text:style-name="T24"/></text:p>
      <text:p text:style-name="P100"><text:span text:style-name="T24">Procedimentos de avaliação de risco</text:span><text:span text:style-name="T25">: </text:span><text:span text:style-name="T15">[por si só </text:span><text:span text:style-name="T16">não</text:span><text:span text:style-name="T15"> fornecem evidências apropriadas e suficientes para suportar a opinião da auditoria]</text:span></text:p>
      <text:list xml:id="list106471734" text:style-name="L26">
        <text:list-item>
          <text:p text:style-name="P101">indagações à administração<text:span text:style-name="T24">;</text:span></text:p>
        </text:list-item>
        <text:list-item>
          <text:p text:style-name="P101">procedimentos analíticos<text:span text:style-name="T24">: podem identificar aspectos da entidade que o auditor não tinha conhecimento e pode auxiliar na avaliação de risco de erros relevantes para fornecer uma base para planejar e implementar respostas a esses riscos;</text:span></text:p>
        </text:list-item>
        <text:list-item>
          <text:p text:style-name="P101">observação e inspeção<text:span text:style-name="T24">.</text:span></text:p>
        </text:list-item>
      </text:list>
      <text:p text:style-name="P102"><text:span text:style-name="T24"/></text:p>
      <text:p text:style-name="P103"><text:span text:style-name="T24">Riscos de distorção relevante </text:span><text:span text:style-name="T1">no nível das demonstrações contábeis</text:span><text:span text:style-name="T24">:</text:span><text:span text:style-name="T26"> </text:span><text:span text:style-name="T24">riscos que se relacionam </text:span>de forma generalizada às demonstrações contábeis<text:span text:style-name="T24"> como um todo e que afetam potencialmente muitas afirmações.</text:span></text:p>
      <text:p text:style-name="P103"><text:span text:style-name="T24"/></text:p>
      <text:p text:style-name="P103"><text:span text:style-name="T24">Riscos de distorção relevante </text:span><text:span text:style-name="T1">no nível de afirmação para classes de transações, saldos de conta e divulgações</text:span><text:span text:style-name="T24">: auxiliar na determinação da natureza, época e extensão de procedimentos adicionais de auditoria no nível da afirmação.</text:span></text:p>
      <text:p text:style-name="P103"><text:span text:style-name="T24"/></text:p>
      <text:p text:style-name="P103"><text:span text:style-name="T24">Ao identificar e avaliar riscos de distorção relevante no nível da afirmação, o auditor pode concluir que os riscos identificados relacionam-se de forma </text:span>generalizada<text:span text:style-name="T24"> às demonstrações contábeis como um todo.</text:span></text:p>
      <text:p text:style-name="P103"><text:span text:style-name="T24"/></text:p>
      <text:p text:style-name="P103"><text:span text:style-name="T24">Categorias de afirmações usadas pelo auditor para considerar os diferentes tipos de distorções potenciais que possam ocorrer:</text:span></text:p>
      <text:list xml:id="list1627021438" text:style-name="L28">
        <text:list-item>
          <text:p text:style-name="P104">afirmações sobre classes de transações e eventos <text:span text:style-name="T23">para o período sob auditoria</text:span>:</text:p>
          <text:list>
            <text:list-item>
              <text:p text:style-name="P105">ocorrência<text:span text:style-name="T2">: transações e eventos que foram registrados e são da entidade;</text:span></text:p>
            </text:list-item>
            <text:list-item>
              <text:p text:style-name="P105">integridade<text:span text:style-name="T2">: todas as transações e eventos que deviam ser registrados foram registrados;</text:span></text:p>
            </text:list-item>
            <text:list-item>
              <text:p text:style-name="P105">exatidão<text:span text:style-name="T2">: valores e outros dados relacionados a transações e eventos registrados foram registrados adequadamente;</text:span></text:p>
            </text:list-item>
            <text:list-item>
              <text:p text:style-name="P105">corte<text:span text:style-name="T2">: as transações e eventos foram registradas no período contábil correto;</text:span></text:p>
            </text:list-item>
            <text:list-item>
              <text:p text:style-name="P105">classificação<text:span text:style-name="T2">: as transações e eventos foram registradas nas contas corretas;</text:span></text:p>
            </text:list-item>
          </text:list>
        </text:list-item>
        <text:list-item>
          <text:p text:style-name="P104">afirmações sobre saldos de contas <text:span text:style-name="T23">no fim do período</text:span>:</text:p>
          <text:list>
            <text:list-item>
              <text:p text:style-name="P105">existência<text:span text:style-name="T2">: ativos, passivos e PL existem;</text:span></text:p>
            </text:list-item>
            <text:list-item>
              <text:p text:style-name="P105">direitos e obrigações<text:span text:style-name="T2">: entidade detém ou controla os direitos sobre ativos e os passivos são as obrigações da entidade;</text:span></text:p>
            </text:list-item>
            <text:list-item>
              <text:p text:style-name="P105">integridade<text:span text:style-name="T2">: todos os ativos, passivos e PL que deviam ser registrados foram registrados;</text:span></text:p>
            </text:list-item>
            <text:list-item>
              <text:p text:style-name="P105"><text:soft-page-break/>valorização e alocação<text:span text:style-name="T2">: ativos, passivos e PL estão incluídos nas demonstrações contábeis nos valores apropriados e quaisquer ajustes resultantes de valorização e alocação estão adequadamente registrados;</text:span></text:p>
            </text:list-item>
          </text:list>
        </text:list-item>
        <text:list-item>
          <text:p text:style-name="P104">afirmações sobre a apresentação e divulgação:</text:p>
          <text:list>
            <text:list-item>
              <text:p text:style-name="P105">ocorrência e direitos e obrigações<text:span text:style-name="T2">: eventos divulgados, transações e outros assuntos ocorreram e são da entidade;</text:span></text:p>
            </text:list-item>
            <text:list-item>
              <text:p text:style-name="P105">integridade<text:span text:style-name="T2">: todas as divulgações que deviam ser incluídas nas demonstrações contábeis foram incluídas;</text:span></text:p>
            </text:list-item>
            <text:list-item>
              <text:p text:style-name="P105">classificação e compreensibilidade<text:span text:style-name="T2">: as informações contábeis são adequadamente apresentadas e descritas e as divulgações são claramente expressadas;</text:span></text:p>
            </text:list-item>
            <text:list-item>
              <text:p text:style-name="P105">exatidão e valorização<text:span text:style-name="T2">: informações contábeis e outras informações são divulgadas adequadamente e com os valores apropriado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8945" officeooo:paragraph-rsid="0001894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– Execução dos trabalhos de auditoria. Testes e procedimentos de auditoria. Evidenciação. Avaliação das distorções identificada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21:08:28.054000000</meta:creation-date>
    <dc:date>2018-11-23T19:03:55.194000000</dc:date>
    <meta:editing-duration>PT4H2M46S</meta:editing-duration>
    <meta:editing-cycles>50</meta:editing-cycles>
    <meta:generator>LibreOffice/5.4.4.2$Windows_X86_64 LibreOffice_project/2524958677847fb3bb44820e40380acbe820f960</meta:generator>
    <meta:document-statistic meta:table-count="2" meta:image-count="0" meta:object-count="0" meta:page-count="8" meta:paragraph-count="184" meta:word-count="2477" meta:character-count="16633" meta:non-whitespace-character-count="14453"/>
  </office:meta>
</office:document-meta>
</file>